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14_09-20-04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72467 E-139-34-49.215087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4_11-23-48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83471 E-139-34-49.379882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14_15-39-56_000.jpg</text:p>
          </table:table-cell>
          <table:table-cell table:style-name="ce20" office:value-type="string">
            <text:p>:m RES 1*1 / free# JVEMV6 37#23_17 / 37. miscs of miscs / 23. CO2 / CO2-split;methods;nickel;calc</text:p>
          </table:table-cell>
          <table:table-cell table:style-name="ce31"/>
          <table:table-cell table:style-name="ce3"/>
          <table:table-cell table:style-name="ce3" office:value-type="string">
            <text:p>N-35-35-28.642272 E-139-34-49.434814</text:p>
          </table:table-cell>
          <table:table-cell table:style-name="ce32" table:formula="of:=IF([.E4]=&quot;&quot;;[.C4];CONCATENATE([.C4];&quot; / &quot;;[.E4]))" office:value-type="string" office:string-value=":m RES 1*1 / free# JVEMV6 37#23_17 / 37. miscs of miscs / 23. CO2 / CO2-split;methods;nickel;calc">
            <text:p>:m RES 1*1 / free# JVEMV6 37#23_17 / 37. miscs of miscs / 23. CO2 / CO2-split;methods;nickel;calc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4_16-46-33_000.jpg</text:p>
          </table:table-cell>
          <table:table-cell table:style-name="ce20" office:value-type="string">
            <text:p>:bookmemo / 読んだ本 / 『キリスト教とローマ帝国』 / 著者=ロドニー・スターク著、穐田信子、訳</text:p>
          </table:table-cell>
          <table:table-cell table:style-name="ce23"/>
          <table:table-cell table:style-name="ce3"/>
          <table:table-cell table:style-name="ce3" office:value-type="string">
            <text:p>N-35-35-28.642272 E-139-34-49.434814</text:p>
          </table:table-cell>
          <table:table-cell table:style-name="ce32" table:formula="of:=IF([.E5]=&quot;&quot;;[.C5];CONCATENATE([.C5];&quot; / &quot;;[.E5]))" office:value-type="string" office:string-value=":bookmemo / 読んだ本 / 『キリスト教とローマ帝国』 / 著者=ロドニー・スターク著、穐田信子、訳">
            <text:p>:bookmemo / 読んだ本 / 『キリスト教とローマ帝国』 / 著者=ロドニー・スターク著、穐田信子、訳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14_16-47-28_000.jpg</text:p>
          </table:table-cell>
          <table:table-cell table:style-name="ce20" office:value-type="string">
            <text:p>:m :lets / FX / prog / dpの２番目；detect_BB_21</text:p>
          </table:table-cell>
          <table:table-cell table:style-name="ce23"/>
          <table:table-cell table:style-name="ce3"/>
          <table:table-cell table:style-name="ce3" office:value-type="string">
            <text:p>N-35-35-28.587341 E-139-34-49.215087</text:p>
          </table:table-cell>
          <table:table-cell table:style-name="ce32" table:formula="of:=IF([.E6]=&quot;&quot;;[.C6];CONCATENATE([.C6];&quot; / &quot;;[.E6]))" office:value-type="string" office:string-value=":m :lets / FX / prog / dpの２番目；detect_BB_21">
            <text:p>:m :lets / FX / prog / dpの２番目；detect_BB_2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14_17-34-19_000.jpg</text:p>
          </table:table-cell>
          <table:table-cell table:style-name="ce16" office:value-type="string">
            <text:p>:m 1*1 RES / 245 / 『活かそう！発達障害脳』 長沼睦雄 / p.75 / ドーパミン</text:p>
          </table:table-cell>
          <table:table-cell table:style-name="ce14"/>
          <table:table-cell table:style-name="ce3"/>
          <table:table-cell table:style-name="ce3" office:value-type="string">
            <text:p>N-35-35-28.340148 E-139-34-49.98413</text:p>
          </table:table-cell>
          <table:table-cell table:style-name="ce32" table:formula="of:=IF([.E7]=&quot;&quot;;[.C7];CONCATENATE([.C7];&quot; / &quot;;[.E7]))" office:value-type="string" office:string-value=":m 1*1 RES / 245 / 『活かそう！発達障害脳』 長沼睦雄 / p.75 / ドーパミン">
            <text:p>:m 1*1 RES / 245 / 『活かそう！発達障害脳』 長沼睦雄 / p.75 / ドーパミン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14_19-14-35_000.jpg</text:p>
          </table:table-cell>
          <table:table-cell table:style-name="ce17" office:value-type="string">
            <text:p>:m music / log / kb / || s.1:R=1,scale=phrigian,k.D,f-N || s.2:R=2,memo~ || s.3:R=3,memo~</text:p>
          </table:table-cell>
          <table:table-cell table:style-name="ce15"/>
          <table:table-cell table:style-name="ce3"/>
          <table:table-cell table:style-name="ce3" office:value-type="string">
            <text:p>N-35-35-28.72467 E-139-34-49.215087</text:p>
          </table:table-cell>
          <table:table-cell table:style-name="ce32" table:formula="of:=IF([.E8]=&quot;&quot;;[.C8];CONCATENATE([.C8];&quot; / &quot;;[.E8]))" office:value-type="string" office:string-value=":m music / log / kb / || s.1:R=1,scale=phrigian,k.D,f-N || s.2:R=2,memo~ || s.3:R=3,memo~">
            <text:p>:m music / log / kb / || s.1:R=1,scale=phrigian,k.D,f-N || s.2:R=2,memo~ || s.3:R=3,memo~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14_19-14-46_000.jpg</text:p>
          </table:table-cell>
          <table:table-cell table:style-name="ce20" office:value-type="string">
            <text:p>:m music / log / rc / || s.1:et-N,t.60,score+ || s.2:for=vibrato,et-N,R=1,t.60 || s.3:et-N,for=trill,R=2,notes=E-F;D#-E-F,t.60</text:p>
          </table:table-cell>
          <table:table-cell table:style-name="ce15"/>
          <table:table-cell table:style-name="ce3"/>
          <table:table-cell table:style-name="ce3" office:value-type="string">
            <text:p>N-35-35-28.72467 E-139-34-49.215087</text:p>
          </table:table-cell>
          <table:table-cell table:style-name="ce32" table:formula="of:=IF([.E9]=&quot;&quot;;[.C9];CONCATENATE([.C9];&quot; / &quot;;[.E9]))" office:value-type="string" office:string-value=":m music / log / rc / || s.1:et-N,t.60,score+ || s.2:for=vibrato,et-N,R=1,t.60 || s.3:et-N,for=trill,R=2,notes=E-F;D#-E-F,t.60">
            <text:p>:m music / log / rc / || s.1:et-N,t.60,score+ || s.2:for=vibrato,et-N,R=1,t.60 || s.3:et-N,for=trill,R=2,notes=E-F;D#-E-F,t.6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14_20-43-11_000.jpg</text:p>
          </table:table-cell>
          <table:table-cell table:style-name="ce20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15_00-41-08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11]=&quot;&quot;;[.C11];CONCATENATE([.C11];&quot; / &quot;;[.E1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15_00-41-15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15_06-04-04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614807 E-139-34-49.379882</text:p>
          </table:table-cell>
          <table:table-cell table:style-name="ce32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15_07-29-48_000.jpg</text:p>
          </table:table-cell>
          <table:table-cell table:style-name="ce17" office:value-type="string">
            <text:p>:m 食べた物　間食 / 味噌スープ</text:p>
          </table:table-cell>
          <table:table-cell table:style-name="ce6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2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15_07-30-40_000.jpg</text:p>
          </table:table-cell>
          <table:table-cell table:style-name="ce20" office:value-type="string">
            <text:p>:m :th / 数学、物理；学び方 / 「１つの本を１ページ目から順番に読んでいく」は、やらなくていい</text:p>
          </table:table-cell>
          <table:table-cell table:style-name="ce15"/>
          <table:table-cell table:style-name="ce3"/>
          <table:table-cell table:style-name="ce3" office:value-type="string">
            <text:p>N-35-35-28.62854 E-139-34-49.434814</text:p>
          </table:table-cell>
          <table:table-cell table:style-name="ce32" table:formula="of:=IF([.E15]=&quot;&quot;;[.C15];CONCATENATE([.C15];&quot; / &quot;;[.E15]))" office:value-type="string" office:string-value=":m :th / 数学、物理；学び方 / 「１つの本を１ページ目から順番に読んでいく」は、やらなくていい">
            <text:p>:m :th / 数学、物理；学び方 / 「１つの本を１ページ目から順番に読んでいく」は、やらなくていい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15_07-30-56_000.jpg</text:p>
          </table:table-cell>
          <table:table-cell table:style-name="ce20" office:value-type="string">
            <text:p>:N / music / kb</text:p>
          </table:table-cell>
          <table:table-cell table:style-name="ce15"/>
          <table:table-cell table:style-name="ce3"/>
          <table:table-cell table:style-name="ce3" office:value-type="string">
            <text:p>N-35-35-28.62854 E-139-34-49.434814</text:p>
          </table:table-cell>
          <table:table-cell table:style-name="ce32" table:formula="of:=IF([.E16]=&quot;&quot;;[.C16];CONCATENATE([.C16];&quot; / &quot;;[.E16]))" office:value-type="string" office:string-value=":N / music / kb">
            <text:p>:N / music / kb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4_08-46-02_000.mid</text:p>
          </table:table-cell>
          <table:table-cell table:style-name="ce6" office:value-type="string">
            <text:p>:in-mid / app=perfect-piano / 演奏、play / id-2020-0514-1 / category=melody,inst=piano,genre=nihonian</text:p>
          </table:table-cell>
          <table:table-cell table:style-name="ce15"/>
          <table:table-cell table:style-name="ce3" table:formula="of:=[.F17]" office:value-type="string" office:string-value="N-35-32-39.603881 E-139-38-40.532226">
            <text:p>N-35-32-39.603881 E-139-38-40.532226</text:p>
          </table:table-cell>
          <table:table-cell table:style-name="ce3" office:value-type="string">
            <text:p>N-35-32-39.603881 E-139-38-40.532226</text:p>
          </table:table-cell>
          <table:table-cell table:style-name="ce32" table:formula="of:=IF([.E17]=&quot;&quot;;[.C17];CONCATENATE([.C17];&quot; / &quot;;[.E17]))" office:value-type="string" office:string-value=":in-mid / app=perfect-piano / 演奏、play / id-2020-0514-1 / category=melody,inst=piano,genre=nihonian / N-35-32-39.603881 E-139-38-40.532226">
            <text:p>:in-mid / app=perfect-piano / 演奏、play / id-2020-0514-1 / category=melody,inst=piano,genre=nihonian / N-35-32-39.603881 E-139-38-40.53222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14_18-11-42_000.mp4</text:p>
          </table:table-cell>
          <table:table-cell table:style-name="ce6" office:value-type="string">
            <text:p>:VIDEO / @自宅 / メモ / kb,keyboard / 演奏、play / k-2020-0514-1 / R=1,scale=phrigian,k.D,f-N</text:p>
          </table:table-cell>
          <table:table-cell table:style-name="ce16"/>
          <table:table-cell table:style-name="ce3" table:formula="of:=[.F18]" office:value-type="string" office:string-value="N-35-32-39.603881 E-139-38-40.532226">
            <text:p>N-35-32-39.603881 E-139-38-40.532226</text:p>
          </table:table-cell>
          <table:table-cell table:style-name="ce3" office:value-type="string">
            <text:p>N-35-32-39.603881 E-139-38-40.532226</text:p>
          </table:table-cell>
          <table:table-cell table:style-name="ce32" table:formula="of:=IF([.E18]=&quot;&quot;;[.C18];CONCATENATE([.C18];&quot; / &quot;;[.E18]))" office:value-type="string" office:string-value=":VIDEO / @自宅 / メモ / kb,keyboard / 演奏、play / k-2020-0514-1 / R=1,scale=phrigian,k.D,f-N / N-35-32-39.603881 E-139-38-40.532226">
            <text:p>:VIDEO / @自宅 / メモ / kb,keyboard / 演奏、play / k-2020-0514-1 / R=1,scale=phrigian,k.D,f-N / N-35-32-39.603881 E-139-38-40.53222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4_18-27-37_000.mp4</text:p>
          </table:table-cell>
          <table:table-cell table:style-name="ce6" office:value-type="string">
            <text:p>:VIDEO / @自宅 / メモ / kb,keyboard / 演奏、play / k-2020-0514-2 / f-N,scale=phrigian,k.D</text:p>
          </table:table-cell>
          <table:table-cell table:style-name="ce17"/>
          <table:table-cell table:style-name="ce3" table:formula="of:=[.F19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19]=&quot;&quot;;[.C19];CONCATENATE([.C19];&quot; / &quot;;[.E19]))" office:value-type="string" office:string-value=":VIDEO / @自宅 / メモ / kb,keyboard / 演奏、play / k-2020-0514-2 / f-N,scale=phrigian,k.D / N-35-35-24.38507 E-139-34-49.270019">
            <text:p>:VIDEO / @自宅 / メモ / kb,keyboard / 演奏、play / k-2020-0514-2 / f-N,scale=phrigian,k.D 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14_18-38-45_000.mp4</text:p>
          </table:table-cell>
          <table:table-cell table:style-name="ce6" office:value-type="string">
            <text:p>:VIDEO / @自宅 / メモ / kb,keyboard / 演奏、play / k-2020-0514-3 / f-N,scale=phrigian,k.D</text:p>
          </table:table-cell>
          <table:table-cell table:style-name="ce15"/>
          <table:table-cell table:style-name="ce3" table:formula="of:=[.F20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20]=&quot;&quot;;[.C20];CONCATENATE([.C20];&quot; / &quot;;[.E20]))" office:value-type="string" office:string-value=":VIDEO / @自宅 / メモ / kb,keyboard / 演奏、play / k-2020-0514-3 / f-N,scale=phrigian,k.D / N-35-35-24.38507 E-139-34-49.270019">
            <text:p>:VIDEO / @自宅 / メモ / kb,keyboard / 演奏、play / k-2020-0514-3 / f-N,scale=phrigian,k.D 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14_19-08-12_000.mp4</text:p>
          </table:table-cell>
          <table:table-cell table:style-name="ce6" office:value-type="string">
            <text:p>:VIDEO / @自室 / 記録 / recorder,rc / 演奏、play / r-2020-0514-1 / for=vibrato,et-N,R=1,t.60</text:p>
          </table:table-cell>
          <table:table-cell table:style-name="ce16"/>
          <table:table-cell table:style-name="ce3" table:formula="of:=[.F21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21]=&quot;&quot;;[.C21];CONCATENATE([.C21];&quot; / &quot;;[.E21]))" office:value-type="string" office:string-value=":VIDEO / @自室 / 記録 / recorder,rc / 演奏、play / r-2020-0514-1 / for=vibrato,et-N,R=1,t.60 / N-35-35-24.38507 E-139-34-49.270019">
            <text:p>:VIDEO / @自室 / 記録 / recorder,rc / 演奏、play / r-2020-0514-1 / for=vibrato,et-N,R=1,t.60 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14_19-10-02_000.mp4</text:p>
          </table:table-cell>
          <table:table-cell table:style-name="ce6" office:value-type="string">
            <text:p>:VIDEO / @自室 / 記録 / recorder,rc / 演奏、play / r-2020-0514-2 / et-N,for=trill,R=2,notes=E-F;D#-E-F,t.60</text:p>
          </table:table-cell>
          <table:table-cell table:style-name="ce17"/>
          <table:table-cell table:style-name="ce3" table:formula="of:=[.F22]" office:value-type="string" office:string-value="N-35-35-24.563598 E-139-34-49.215087">
            <text:p>N-35-35-24.563598 E-139-34-49.215087</text:p>
          </table:table-cell>
          <table:table-cell table:style-name="ce3" office:value-type="string">
            <text:p>N-35-35-24.563598 E-139-34-49.215087</text:p>
          </table:table-cell>
          <table:table-cell table:style-name="ce32" table:formula="of:=IF([.E22]=&quot;&quot;;[.C22];CONCATENATE([.C22];&quot; / &quot;;[.E22]))" office:value-type="string" office:string-value=":VIDEO / @自室 / 記録 / recorder,rc / 演奏、play / r-2020-0514-2 / et-N,for=trill,R=2,notes=E-F;D#-E-F,t.60 / N-35-35-24.563598 E-139-34-49.215087">
            <text:p>:VIDEO / @自室 / 記録 / recorder,rc / 演奏、play / r-2020-0514-2 / et-N,for=trill,R=2,notes=E-F;D#-E-F,t.60 / N-35-35-24.563598 E-139-34-49.21508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14_19-13-42_000.mp4</text:p>
          </table:table-cell>
          <table:table-cell table:style-name="ce6" office:value-type="string">
            <text:p>:VIDEO / @自室 / 記録 / recorder,rc / 演奏、play / r-2020-0514-3 / k.D,scale=phrigian,content=todays-melody</text:p>
          </table:table-cell>
          <table:table-cell table:style-name="ce14"/>
          <table:table-cell table:style-name="ce3" table:formula="of:=[.F23]" office:value-type="string" office:string-value="N-35-35-24.563598 E-139-34-49.215087">
            <text:p>N-35-35-24.563598 E-139-34-49.215087</text:p>
          </table:table-cell>
          <table:table-cell table:style-name="ce3" office:value-type="string">
            <text:p>N-35-35-24.563598 E-139-34-49.215087</text:p>
          </table:table-cell>
          <table:table-cell table:style-name="ce32" table:formula="of:=IF([.E23]=&quot;&quot;;[.C23];CONCATENATE([.C23];&quot; / &quot;;[.E23]))" office:value-type="string" office:string-value=":VIDEO / @自室 / 記録 / recorder,rc / 演奏、play / r-2020-0514-3 / k.D,scale=phrigian,content=todays-melody / N-35-35-24.563598 E-139-34-49.215087">
            <text:p>:VIDEO / @自室 / 記録 / recorder,rc / 演奏、play / r-2020-0514-3 / k.D,scale=phrigian,content=todays-melody / N-35-35-24.563598 E-139-34-49.21508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15_07-37-02_000.mp4</text:p>
          </table:table-cell>
          <table:table-cell table:style-name="ce6" office:value-type="string">
            <text:p>:VIDEO / @自宅 / 体操 / hip-hopダンス、ヒップホップ / h-2020-0515-1 / id=?? / 駆け足；上体の動き</text:p>
          </table:table-cell>
          <table:table-cell table:style-name="ce3"/>
          <table:table-cell table:style-name="ce3" table:formula="of:=[.F24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4]=&quot;&quot;;[.C24];CONCATENATE([.C24];&quot; / &quot;;[.E24]))" office:value-type="string" office:string-value=":VIDEO / @自宅 / 体操 / hip-hopダンス、ヒップホップ / h-2020-0515-1 / id=?? / 駆け足；上体の動き / N-35-35-26.499938 E-139-34-48.610839">
            <text:p>:VIDEO / @自宅 / 体操 / hip-hopダンス、ヒップホップ / h-2020-0515-1 / id=?? / 駆け足；上体の動き 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15_07-39-22_000.mp4</text:p>
          </table:table-cell>
          <table:table-cell table:style-name="ce6" office:value-type="string">
            <text:p>:VIDEO / @自宅 / 体操 / hip-hopダンス、ヒップホップ / h-2020-0515-2 / id=?? / 駆け足；上体の動き</text:p>
          </table:table-cell>
          <table:table-cell table:style-name="ce3"/>
          <table:table-cell table:style-name="ce3" table:formula="of:=[.F25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5]=&quot;&quot;;[.C25];CONCATENATE([.C25];&quot; / &quot;;[.E25]))" office:value-type="string" office:string-value=":VIDEO / @自宅 / 体操 / hip-hopダンス、ヒップホップ / h-2020-0515-2 / id=?? / 駆け足；上体の動き / N-35-35-26.499938 E-139-34-48.610839">
            <text:p>:VIDEO / @自宅 / 体操 / hip-hopダンス、ヒップホップ / h-2020-0515-2 / id=?? / 駆け足；上体の動き 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formula="of:=[.F26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6]=&quot;&quot;;[.C26];CONCATENATE([.C26];&quot; / &quot;;[.E26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formula="of:=[.F27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7]=&quot;&quot;;[.C27];CONCATENATE([.C27];&quot; / &quot;;[.E27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formula="of:=[.F28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8]=&quot;&quot;;[.C28];CONCATENATE([.C28];&quot; / &quot;;[.E28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 table:formula="of:=[.F29]" office:value-type="string" office:string-value="N-35-35-26.348876 E-139-34-48.665771">
            <text:p>N-35-35-26.348876 E-139-34-48.665771</text:p>
          </table:table-cell>
          <table:table-cell table:style-name="ce3" office:value-type="string">
            <text:p>N-35-35-26.348876 E-139-34-48.665771</text:p>
          </table:table-cell>
          <table:table-cell table:style-name="ce32" table:formula="of:=IF([.E29]=&quot;&quot;;[.C29];CONCATENATE([.C29];&quot; / &quot;;[.E29]))" office:value-type="string" office:string-value=" / N-35-35-26.348876 E-139-34-48.665771">
            <text:p><text:s/>/ N-35-35-26.348876 E-139-34-48.66577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 table:formula="of:=[.F30]" office:value-type="string" office:string-value="N-35-35-26.348876 E-139-34-48.665771">
            <text:p>N-35-35-26.348876 E-139-34-48.665771</text:p>
          </table:table-cell>
          <table:table-cell table:style-name="ce3" office:value-type="string">
            <text:p>N-35-35-26.348876 E-139-34-48.665771</text:p>
          </table:table-cell>
          <table:table-cell table:style-name="ce32" table:formula="of:=IF([.E30]=&quot;&quot;;[.C30];CONCATENATE([.C30];&quot; / &quot;;[.E30]))" office:value-type="string" office:string-value=" / N-35-35-26.348876 E-139-34-48.665771">
            <text:p><text:s/>/ N-35-35-26.348876 E-139-34-48.66577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formula="of:=[.F32]" office:value-type="string" office:string-value="N-35-35-28.587341 E-139-34-49.270019">
            <text:p>N-35-35-28.587341 E-139-34-49.270019</text:p>
          </table:table-cell>
          <table:table-cell table:style-name="ce3" office:value-type="string">
            <text:p>N-35-35-28.587341 E-139-34-49.270019</text:p>
          </table:table-cell>
          <table:table-cell table:style-name="ce32" table:formula="of:=IF([.E32]=&quot;&quot;;[.C32];CONCATENATE([.C32];&quot; / &quot;;[.E32]))" office:value-type="string" office:string-value=" / N-35-35-28.587341 E-139-34-49.270019">
            <text:p><text:s/>/ N-35-35-28.587341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2467 E-139-34-49.105224</text:p>
          </table:table-cell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2467 E-139-34-49.105224</text:p>
          </table:table-cell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669738 E-139-34-49.215087</text:p>
          </table:table-cell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848266 E-139-34-49.050292</text:p>
          </table:table-cell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 office:value-type="string">
            <text:p>N-35-35-28.408813 E-139-34-49.434814</text:p>
          </table:table-cell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2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2]=&quot;&quot;;[.C42];CONCATENATE([.C42];&quot; / &quot;;[.E42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3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3]=&quot;&quot;;[.C43];CONCATENATE([.C43];&quot; / &quot;;[.E43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4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4]=&quot;&quot;;[.C44];CONCATENATE([.C44];&quot; / &quot;;[.E44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5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5]=&quot;&quot;;[.C45];CONCATENATE([.C45];&quot; / &quot;;[.E45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6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6]=&quot;&quot;;[.C46];CONCATENATE([.C46];&quot; / &quot;;[.E46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7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7]=&quot;&quot;;[.C47];CONCATENATE([.C47];&quot; / &quot;;[.E47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8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8]=&quot;&quot;;[.C48];CONCATENATE([.C48];&quot; / &quot;;[.E48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9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9]=&quot;&quot;;[.C49];CONCATENATE([.C49];&quot; / &quot;;[.E49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50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0]=&quot;&quot;;[.C50];CONCATENATE([.C50];&quot; / &quot;;[.E50]))" office:value-type="string" office:string-value=" / N-35-32-48.063354 E-139-38-39.873046">
            <text:p><text:s/>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51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1]=&quot;&quot;;[.C51];CONCATENATE([.C51];&quot; / &quot;;[.E51]))" office:value-type="string" office:string-value=" / N-35-32-48.063354 E-139-38-39.873046">
            <text:p><text:s/>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52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2]=&quot;&quot;;[.C52];CONCATENATE([.C52];&quot; / &quot;;[.E52]))" office:value-type="string" office:string-value=" / N-35-32-48.063354 E-139-38-39.873046">
            <text:p><text:s/>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2854 E-139-34-49.270019</text:p>
          </table:table-cell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01074 E-139-34-49.215087</text:p>
          </table:table-cell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 office:value-type="string">
            <text:p>N-35-35-28.614807 E-139-34-49.215087</text:p>
          </table:table-cell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2854 E-139-34-49.215087</text:p>
          </table:table-cell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 office:value-type="string">
            <text:p>N-35-35-28.656005 E-139-34-49.270019</text:p>
          </table:table-cell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 office:value-type="string">
            <text:p>N-35-35-28.62854 E-139-34-49.270019</text:p>
          </table:table-cell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5">2020/05/15</text:date>, <text:time>09:11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15T09:11:58.74</dc:date>
    <dc:creator>iwabuchi ken</dc:creator>
    <meta:editing-duration>P20DT15H47M44S</meta:editing-duration>
    <meta:editing-cycles>8090</meta:editing-cycles>
    <meta:document-statistic meta:table-count="1" meta:cell-count="502" meta:object-count="0"/>
  </office:meta>
</office:document-meta>
</file>